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0b46"/>
    </style:style>
    <style:style style:name="P2" style:family="paragraph" style:parent-style-name="Standard">
      <style:text-properties officeooo:paragraph-rsid="0008dd2b"/>
    </style:style>
    <style:style style:name="P3" style:family="paragraph" style:parent-style-name="Standard">
      <style:text-properties fo:font-size="14pt" fo:language="ru" fo:country="RU" officeooo:rsid="00080b46" officeooo:paragraph-rsid="0008dd2b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language="ru" fo:country="RU" fo:font-weight="bold" officeooo:rsid="00080b46" style:font-size-asian="18pt" style:font-weight-asian="bold" style:font-size-complex="18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language="en" fo:country="US" officeooo:rsid="00080b46" style:font-size-asian="14pt" style:font-size-complex="14pt"/>
    </style:style>
    <style:style style:name="T6" style:family="text">
      <style:text-properties fo:font-size="14pt" fo:language="en" fo:country="US" officeooo:rsid="00121a6a" style:font-size-asian="14pt" style:font-size-complex="14pt"/>
    </style:style>
    <style:style style:name="T7" style:family="text">
      <style:text-properties fo:font-size="14pt" fo:language="en" fo:country="US" officeooo:rsid="0013d941" style:font-size-asian="14pt" style:font-size-complex="14pt"/>
    </style:style>
    <style:style style:name="T8" style:family="text">
      <style:text-properties fo:font-size="14pt" fo:language="ru" fo:country="RU" officeooo:rsid="00080b46" style:font-size-asian="14pt" style:font-size-complex="14pt"/>
    </style:style>
    <style:style style:name="T9" style:family="text">
      <style:text-properties fo:font-size="14pt" fo:language="ru" fo:country="RU" officeooo:rsid="0008dd2b" style:font-size-asian="14pt" style:font-size-complex="14pt"/>
    </style:style>
    <style:style style:name="T10" style:family="text">
      <style:text-properties fo:font-size="14pt" fo:language="ru" fo:country="RU" officeooo:rsid="000aad70" style:font-size-asian="14pt" style:font-size-complex="14pt"/>
    </style:style>
    <style:style style:name="T11" style:family="text">
      <style:text-properties fo:font-size="14pt" fo:language="ru" fo:country="RU" officeooo:rsid="000cd855" style:font-size-asian="14pt" style:font-size-complex="14pt"/>
    </style:style>
    <style:style style:name="T12" style:family="text">
      <style:text-properties fo:font-size="14pt" fo:language="ru" fo:country="RU" officeooo:rsid="000e6651" style:font-size-asian="14pt" style:font-size-complex="14pt"/>
    </style:style>
    <style:style style:name="T13" style:family="text">
      <style:text-properties fo:font-size="14pt" fo:language="ru" fo:country="RU" officeooo:rsid="000f9139" style:font-size-asian="14pt" style:font-size-complex="14pt"/>
    </style:style>
    <style:style style:name="T14" style:family="text">
      <style:text-properties fo:font-size="14pt" fo:language="ru" fo:country="RU" officeooo:rsid="001109b6" style:font-size-asian="14pt" style:font-size-complex="14pt"/>
    </style:style>
    <style:style style:name="T15" style:family="text">
      <style:text-properties fo:font-size="14pt" fo:language="ru" fo:country="RU" officeooo:rsid="0011fe53" style:font-size-asian="14pt" style:font-size-complex="14pt"/>
    </style:style>
    <style:style style:name="T16" style:family="text">
      <style:text-properties fo:font-size="14pt" fo:language="ru" fo:country="RU" officeooo:rsid="00121a6a" style:font-size-asian="14pt" style:font-size-complex="14pt"/>
    </style:style>
    <style:style style:name="T17" style:family="text">
      <style:text-properties fo:font-size="14pt" fo:language="ru" fo:country="RU" officeooo:rsid="0013d941" style:font-size-asian="14pt" style:font-size-complex="14pt"/>
    </style:style>
    <style:style style:name="T18" style:family="text">
      <style:text-properties fo:font-size="14pt" fo:language="ru" fo:country="RU" fo:font-weight="bold" officeooo:rsid="0008dd2b" style:font-size-asian="14pt" style:font-weight-asian="bold" style:font-size-complex="14pt" style:font-weight-complex="bold"/>
    </style:style>
    <style:style style:name="T19" style:family="text">
      <style:text-properties fo:font-size="14pt" officeooo:rsid="00080b46" style:font-size-asian="14pt" style:font-size-complex="14pt"/>
    </style:style>
    <style:style style:name="T20" style:family="text">
      <style:text-properties fo:language="ru" fo:country="RU" officeooo:rsid="00080b46"/>
    </style:style>
    <style:style style:name="T21" style:family="text">
      <style:text-properties officeooo:rsid="0013d9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28"/></text:span><text:span text:style-name="T2"><text:s text:c="11"/>Отчёт о самостоятельной работе</text:span></text:p>
      <text:p text:style-name="P2"><text:span text:style-name="T2"><text:tab/><text:tab/><text:tab/><text:tab/></text:span><text:span text:style-name="T3">Отделение Спортивных Игр.</text:span><text:span text:style-name="T2"><text:line-break/></text:span><text:span text:style-name="T19">1. </text:span><text:span text:style-name="T8">Группа 4936<text:line-break/></text:span><text:span text:style-name="T5">2. </text:span><text:span text:style-name="T8">Петровнина Дарья<text:line-break/></text:span><text:span text:style-name="T5">3. </text:span><text:span text:style-name="T8">Дата проведения заняти</text:span><text:span text:style-name="T9">й</text:span><text:span text:style-name="T8">: </text:span><text:span text:style-name="T17">0</text:span><text:span text:style-name="T7">9</text:span><text:span text:style-name="T5">.</text:span><text:span text:style-name="T7">11</text:span><text:span text:style-name="T5">.2021<text:line-break/><text:line-break/></text:span><text:span text:style-name="T18">Занятие №1.</text:span><text:span text:style-name="T5"><text:line-break/>4. </text:span><text:span text:style-name="T8">Частота сердечных сокращений:<text:line-break/> <text:s text:c="6"/>перед занятием<text:tab/><text:tab/> <text:s text:c="3"/>во время занятия<text:tab/><text:tab/> <text:s text:c="6"/>после занятия<text:line-break/><text:tab/></text:span><text:span text:style-name="T12">7</text:span><text:span text:style-name="T16">1</text:span><text:span text:style-name="T8"> уд/мин<text:tab/><text:tab/><text:tab/> <text:s text:c="4"/>1</text:span><text:span text:style-name="T14">30</text:span><text:span text:style-name="T8"> уд/мин<text:tab/><text:tab/><text:tab/><text:tab/>9</text:span><text:span text:style-name="T16">1</text:span><text:span text:style-name="T8"> уд/мин<text:line-break/>5. Самочувствие:<text:line-break/>До занятия: отличное<text:line-break/>После занятие: хорошее</text:span></text:p>
      <text:p text:style-name="P3"/>
      <text:p text:style-name="P2"><text:span text:style-name="T18">Занятие №2.</text:span><text:span text:style-name="T5"><text:line-break/>4. </text:span><text:span text:style-name="T8">Частота сердечных сокращений:<text:line-break/> <text:s text:c="6"/>перед занятием<text:tab/><text:tab/> <text:s text:c="3"/>во время занятия<text:tab/><text:tab/> <text:s text:c="6"/>после занятия<text:line-break/><text:tab/></text:span><text:span text:style-name="T11">6</text:span><text:span text:style-name="T16">2</text:span><text:span text:style-name="T8"> уд/мин<text:tab/><text:tab/><text:tab/> <text:s text:c="4"/>1</text:span><text:span text:style-name="T13">40</text:span><text:span text:style-name="T8"> уд/мин<text:tab/><text:tab/><text:tab/><text:tab/></text:span><text:span text:style-name="T10">10</text:span><text:span text:style-name="T15">4</text:span><text:span text:style-name="T8"> уд/мин<text:line-break/>5. Самочувствие:<text:line-break/>До занятия: </text:span><text:span text:style-name="T9">хорошее</text:span><text:span text:style-name="T8"><text:line-break/>После занятие: хорошее</text:span><text:span text:style-name="T20"><text:line-break/></text:span><text:line-break/><text:span text:style-name="T4"> <text:s text:c="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 LibreOffice_project/4e471d8c02c9c90f512f7f9ead8875b57fcb1ec3</meta:generator>
    <dc:date>2021-11-17T20:33:23.379000000</dc:date>
    <meta:editing-duration>PT13M10S</meta:editing-duration>
    <meta:editing-cycles>20</meta:editing-cycles>
    <meta:document-statistic meta:table-count="0" meta:image-count="0" meta:object-count="0" meta:page-count="1" meta:paragraph-count="3" meta:word-count="72" meta:character-count="608" meta:non-whitespace-character-count="425"/>
  </office:meta>
</office:document-meta>
</file>